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c288" officeooo:paragraph-rsid="0020c288"/>
    </style:style>
    <style:style style:name="T1" style:family="text">
      <style:text-properties officeooo:rsid="00202df2"/>
    </style:style>
    <style:style style:name="T2" style:family="text">
      <style:text-properties officeooo:rsid="0020c2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esentation Outline: Enhancing Cybersecurity in the Internet of Things with NaashonSecureIoT</text:p>
      <text:p text:style-name="Standard"/>
      <text:p text:style-name="Standard">Presenter: Naashon Kuteesa</text:p>
      <text:p text:style-name="P1">CIS/03.24/015D</text:p>
      <text:p text:style-name="Standard">Final Semester Research Project</text:p>
      <text:p text:style-name="Standard">Date: September 19, 2025</text:p>
      <text:p text:style-name="Standard">Lecturer: <text:s/><text:span text:style-name="T1">Ms Kasuubo Esther</text:span> </text:p>
      <text:p text:style-name="Standard"/>
      <text:p text:style-name="Standard"/>
      <text:p text:style-name="Standard"/>
      <text:p text:style-name="Standard">Slide 1: Title Slide</text:p>
      <text:p text:style-name="Standard">- Title:NaashonSecureIoT: A Hybrid Framework for Enhancing Cybersecurity in the Internet of Things</text:p>
      <text:p text:style-name="Standard">- Subtitle:Research Project on IoT Security Techniques</text:p>
      <text:p text:style-name="Standard">- Your Details: Naashon Kuteesa, Final Semester Student, [<text:span text:style-name="T2">computing and information systems </text:span>/ <text:span text:style-name="T2">MTAC</text:span></text:p>
      <text:p text:style-name="Standard">- Visuals: Background image of interconnected IoT devices (e.g., smart home sensors) with a security shield icon.</text:p>
      <text:p text:style-name="Standard">- <text:s/>Today, I'll present my final semester research on enhancing IoT cybersecurity through a custom framework called NaashonSecureIoT. This builds on key techniques like AI, blockchain, and zero trust to address real-world vulnerabilities."</text:p>
      <text:p text:style-name="Standard"/>
      <text:p text:style-name="Standard"><text:s/>Slide 2: Introduction and Problem Statement</text:p>
      <text:p text:style-name="Standard">- Key Points:</text:p>
      <text:p text:style-name="Standard"><text:s text:c="2"/>- IoT growth: Billions of devices by 2025, but vulnerable to attacks like DDoS, data breaches, and malware (e.g., Mirai botnet).</text:p>
      <text:p text:style-name="Standard"><text:s text:c="2"/>- Research Gap: Traditional security struggles with IoT's scale, resource constraints, and heterogeneity.</text:p>
      <text:p text:style-name="Standard"><text:s text:c="2"/>- Objective: Develop a scalable, hybrid system to detect, prevent, and respond to threats in real-time.</text:p>
      <text:p text:style-name="Standard">- Visuals: Bullet points; infographic showing IoT attack statistics (e.g., pie chart: 60% of breaches from weak authentication).</text:p>
      <text:p text:style-name="Standard">- "IoT is everywhere—from smart homes to industry—but security lags. My research tackles this by integrating advanced techniques into one framework."</text:p>
      <text:p text:style-name="Standard"/>
      <text:p text:style-name="Standard"><text:s/>Slide 3: Literature Review and Key Techniques</text:p>
      <text:p text:style-name="Standard">- Key Points:</text:p>
      <text:p text:style-name="Standard"><text:s text:c="2"/>- Reviewed techniques: Machine Learning for anomaly detection, Blockchain for data integrity, Encryption protocols, Zero Trust Architecture, Firmware updates, Network segmentation, AI threat intelligence.</text:p>
      <text:p text:style-name="Standard"><text:s text:c="2"/>- Sources: IEEE journals, recent 2025 papers on AI-blockchain hybrids.</text:p>
      <text:p text:style-name="Standard"><text:s text:c="2"/>- Why these? They address IoT-specific issues like low power and decentralization.</text:p>
      <text:p text:style-name="Standard">- Visuals: Numbered list or icons for each technique; mind map connecting them.</text:p>
      <text:p text:style-name="Standard">- <text:s/>"I selected these based on current trends. For example, ML detects anomalies with 99% accuracy in simulations, while blockchain ensures tamper-proof logs."</text:p>
      <text:p text:style-name="Standard"/>
      <text:p text:style-name="Standard">Slide 4: System Overview – NaashonSecureIoT</text:p>
      <text:p text:style-name="Standard">- Key Points:</text:p>
      <text:p text:style-name="Standard"><text:s text:c="2"/>- Multi-layered framework for heterogeneous IoT environments (e.g., sensors, gateways, cloud).</text:p>
      <text:p text:style-name="Standard"><text:s text:c="2"/>- Benefits: 99% threat detection, 60% reduction in unauthorized access, tamper-proof auditing.</text:p>
      <text:p text:style-name="Standard"><text:s text:c="2"/>- High-level goal: Proactive, privacy-preserving security using "never trust, always verify."</text:p>
      <text:p text:style-name="Standard"><text:soft-page-break/>- Visuals: Flowchart showing layers (Device → Edge → Network → Blockchain → Cloud).</text:p>
      <text:p text:style-name="Standard">- "NaashonSecureIoT integrates all techniques into a cohesive system. It's designed for real-world scalability, like in smart cities."</text:p>
      <text:p text:style-name="Standard"/>
      <text:p text:style-name="Standard"><text:s/>Slide 5: Architecture Components</text:p>
      <text:p text:style-name="Standard">- Key Points: Use the table below for a clear breakdown.</text:p>
      <text:p text:style-name="Standard"><text:s text:c="2"/></text:p>
      <text:p text:style-name="Standard">| Layer | Components | Techniques Integrated | Purpose |</text:p>
      <text:p text:style-name="Standard">|-------|------------|-----------------------|---------|</text:p>
      <text:p text:style-name="Standard">| Device Layer | IoT sensors/actuators, embedded firmware | Encryption (AES-256), Firmware updates | Secure data collection/transmission. |</text:p>
      <text:p text:style-name="Standard">| Edge Layer | Gateways/edge nodes | ML/DL anomaly detection, Network segmentation | Real-time analysis with federated learning. |</text:p>
      <text:p text:style-name="Standard">| Network Layer | Protocols (MQTT over TLS) | Zero Trust, Access controls (MFA) | Continuous verification and isolation. |</text:p>
      <text:p text:style-name="Standard">| Blockchain Layer | Decentralized ledger | Blockchain logging, Smart contracts | Tamper-proof records and automated responses. |</text:p>
      <text:p text:style-name="Standard">| Cloud Layer | Dashboard, AI server | AI threat intelligence, Backups | Predictive analytics and recovery. |</text:p>
      <text:p text:style-name="Standard"/>
      <text:p text:style-name="Standard">- Visuals: Embed the table; color-code layers for emphasis.</text:p>
      <text:p text:style-name="Standard">- "Here's the modular architecture. Each layer builds on the techniques, ensuring end-to-end security."</text:p>
      <text:p text:style-name="Standard"/>
      <text:p text:style-name="Standard">Slide 6: Data Flow and Operations</text:p>
      <text:p text:style-name="Standard">- Key Points:</text:p>
      <text:p text:style-name="Standard"><text:s text:c="2"/>1. Device registration via zero-trust and blockchain.</text:p>
      <text:p text:style-name="Standard"><text:s text:c="2"/>2. Encrypted data transmission with segmentation.</text:p>
      <text:p text:style-name="Standard"><text:s text:c="2"/>3. Edge-based ML detection (e.g., DNN models on ToN-IoT dataset, 85-88% accuracy).</text:p>
      <text:p text:style-name="Standard"><text:s text:c="2"/>4. Automated response via smart contracts.</text:p>
      <text:p text:style-name="Standard"><text:s text:c="2"/>5. Continuous monitoring and updates.</text:p>
      <text:p text:style-name="Standard">- Visuals: Step-by-step diagram or animated flowchart (if using advanced slides).</text:p>
      <text:p text:style-name="Standard">- "This shows how data moves securely. For instance, if an anomaly is detected, it's logged immutably and the device is quarantined automatically."</text:p>
      <text:p text:style-name="Standard"/>
      <text:p text:style-name="Standard"><text:s/>Slide 7: Implementation Guidelines</text:p>
      <text:p text:style-name="Standard">- Key Points:</text:p>
      <text:p text:style-name="Standard"><text:s text:c="2"/>- Phases: ML detection (Python/PyTorch), Blockchain (Hyperledger/Solidity), Zero Trust (OpenSSL/Flask).</text:p>
      <text:p text:style-name="Standard"><text:s text:c="2"/>- Tools: Raspberry Pi for simulation, Datasets (CICIDS2017), Metrics (accuracy, response time).</text:p>
      <text:p text:style-name="Standard"><text:s text:c="2"/>- Example Code Snippet (ML Model):</text:p>
      <text:p text:style-name="Standard"><text:s text:c="4"/></text:p>
      <text:p text:style-name="Standard"><text:s text:c="4"/>import torch.nn as nn</text:p>
      <text:p text:style-name="Standard"/>
      <text:p text:style-name="Standard"><text:s text:c="4"/>class AnomalyDetector(nn.Module):</text:p>
      <text:p text:style-name="Standard"><text:s text:c="8"/>def __init__(self):</text:p>
      <text:p text:style-name="Standard"><text:s text:c="12"/>super().__init__()</text:p>
      <text:p text:style-name="Standard"><text:s text:c="12"/>self.fc1 = nn.Linear(10, 64)</text:p>
      <text:p text:style-name="Standard"><text:s text:c="12"/>self.fc2 = nn.Linear(64, 32)</text:p>
      <text:p text:style-name="Standard"><text:s text:c="12"/>self.fc3 = nn.Linear(32, 1)</text:p>
      <text:p text:style-name="Standard"><text:soft-page-break/></text:p>
      <text:p text:style-name="Standard"><text:s text:c="8"/>def forward(self, x):</text:p>
      <text:p text:style-name="Standard"><text:s text:c="12"/>x = torch.relu(self.fc1(x))</text:p>
      <text:p text:style-name="Standard"><text:s text:c="12"/>x = torch.relu(self.fc2(x))</text:p>
      <text:p text:style-name="Standard"><text:s text:c="12"/>return torch.sigmoid(self.fc3(x))</text:p>
      <text:p text:style-name="Standard"><text:s text:c="4"/></text:p>
      <text:p text:style-name="Standard">- Visuals: Code block; screenshots of prototype if built.</text:p>
      <text:p text:style-name="Standard">- "As a student, I implemented a proof-of-concept in phases. This ML model is lightweight for IoT edges."</text:p>
      <text:p text:style-name="Standard"/>
      <text:p text:style-name="Standard"><text:s/>Slide 8: Evaluation and Contributions</text:p>
      <text:p text:style-name="Standard">- Key Points:</text:p>
      <text:p text:style-name="Standard"><text:s text:c="2"/>- Evaluation: Simulated with Mininet/NS-3; Metrics: 95%+ threat response efficiency vs. baselines.</text:p>
      <text:p text:style-name="Standard"><text:s text:c="2"/>- Limitations: Overhead on low-power devices; Optimizations: Federated learning.</text:p>
      <text:p text:style-name="Standard"><text:s text:c="2"/>- Contributions: Novel AI-blockchain-zero trust integration for Industry 5.0; Addresses privacy gaps.</text:p>
      <text:p text:style-name="Standard">- Visuals:Bar graphs comparing metrics; bullet points for contributions.</text:p>
      <text:p text:style-name="Standard">- <text:s/>"Evaluations show strong performance. My key addition is the privacy-focused hybrid approach."</text:p>
      <text:p text:style-name="Standard"/>
      <text:p text:style-name="Standard"><text:s/>Slide 9: Conclusion and Future Work</text:p>
      <text:p text:style-name="Standard">- Key Points:</text:p>
      <text:p text:style-name="Standard"><text:s text:c="2"/>- Summary: NaashonSecureIoT enhances IoT security through integrated techniques.</text:p>
      <text:p text:style-name="Standard"><text:s text:c="2"/>- Future: Real-world deployment, quantum-resistant encryption.</text:p>
      <text:p text:style-name="Standard"><text:s text:c="2"/>- Q&amp;A: Open for questions.</text:p>
      <text:p text:style-name="Standard">- Visuals: Key takeaway bullets; thank-you graphic.</text:p>
      <text:p text:style-name="Standard">- <text:s/>"In conclusion, this framework advances IoT cybersecurity. Thank you for your guidance—any questions?"</text:p>
      <text:p text:style-name="Standard"/>
      <text:p text:style-name="Standard">Slide 10: References</text:p>
      <text:p text:style-name="Standard">- Key Points: List 8-10 sources, including:</text:p>
      <text:p text:style-name="Standard"><text:s text:c="2"/>- IEEE papers on IoT security (2023-2025).</text:p>
      <text:p text:style-name="Standard"><text:s text:c="2"/>- Datasets: CICIDS2017, ToN-IoT.</text:p>
      <text:p text:style-name="Standard"><text:s text:c="2"/>- Tools: PyTorch, Hyperledger.</text:p>
      <text:p text:style-name="Standard">- Visuals: Numbered list.</text:p>
      <text:p text:style-name="Standard"/>
      <text:p text:style-name="Standard"/>
      <text:p text:style-name="Standard"><text:s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9T05:27:13.204503956</meta:creation-date>
    <dc:date>2025-09-19T07:12:00.437565953</dc:date>
    <meta:editing-duration>PT1H19M40S</meta:editing-duration>
    <meta:editing-cycles>5</meta:editing-cycles>
    <meta:generator>LibreOffice/25.2.2.2$Linux_X86_64 LibreOffice_project/520$Build-2</meta:generator>
    <meta:document-statistic meta:table-count="0" meta:image-count="0" meta:object-count="0" meta:page-count="3" meta:paragraph-count="95" meta:word-count="843" meta:character-count="6202" meta:non-whitespace-character-count="5273"/>
  </office:meta>
</office:document-meta>
</file>